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c5000b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width="0.102cm" draw:marker-start-width="0.352cm" draw:marker-end-width="0.352cm" draw:fill="solid" draw:fill-color="#1793d1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1cm" svg:stroke-color="#1793d1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aecf00" draw:marker-start-width="0.352cm" draw:marker-end-width="0.352cm" draw:fill="solid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950e" draw:marker-start-width="0.352cm" draw:marker-end-width="0.352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dd4814" draw:marker-start-width="0.352cm" draw:marker-end-width="0.352cm" draw:fill="solid" draw:fill-color="#dd4814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4586" draw:marker-start-width="0.352cm" draw:marker-end-width="0.352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family="Ubuntu" style:font-style-name="Regular" style:font-pitch="variable" fo:font-size="32pt" style:font-size-asian="32pt" style:font-size-complex="32pt"/>
    </style:style>
    <style:style style:name="P4" style:family="paragraph">
      <style:text-properties fo:color="#ffffff" fo:font-size="32pt" style:font-size-asian="32pt" style:font-size-complex="32pt"/>
    </style:style>
    <style:style style:name="T1" style:family="text">
      <style:text-properties fo:color="#ffffff" fo:font-family="Ubuntu" style:font-style-name="Regular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cm" svg:height="7cm" svg:x="1.484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.68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5.184cm" svg:y="10.0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089cm" svg:height="1.517cm" draw:transform="rotate (1.57882484135407) translate (7.037cm 12.827cm)">
            <draw:text-box>
              <text:p text:style-name="P2"><text:span text:style-name="T1">tools</text:span></text:p>
            </draw:text-box>
          </draw:frame>
          <draw:g>
            <draw:polygon draw:style-name="gr4" draw:text-style-name="P1" draw:layer="layout" svg:width="2.03cm" svg:height="1.625cm" svg:x="2.801cm" svg:y="10cm" svg:viewBox="0 0 2031 1626" draw:points="0,0 812,0 2031,1626 1219,1626">
              <text:p/>
            </draw:polygon>
            <draw:polygon draw:style-name="gr4" draw:text-style-name="P1" draw:layer="layout" svg:width="2.03cm" svg:height="1.625cm" draw:transform="rotate (-3.14159265358979) translate (4.83118752499001cm 13.251cm)" svg:viewBox="0 0 2031 1626" draw:points="2031,0 1219,0 0,1626 812,1626">
              <text:p/>
            </draw:polygon>
          </draw:g>
          <draw:g>
            <draw:polygon draw:style-name="gr4" draw:text-style-name="P1" draw:layer="layout" svg:width="2.03cm" svg:height="1.625cm" svg:x="6.268cm" svg:y="12.749cm" svg:viewBox="0 0 2031 1626" draw:points="2031,0 1219,0 0,1626 812,1626">
              <text:p/>
            </draw:polygon>
            <draw:polygon draw:style-name="gr4" draw:text-style-name="P1" draw:layer="layout" svg:width="2.03cm" svg:height="1.625cm" draw:transform="rotate (-3.14159265358979) translate (8.3cm 16cm)" svg:viewBox="0 0 2031 1626" draw:points="0,0 812,0 2031,1626 1219,1626">
              <text:p/>
            </draw:polygon>
          </draw:g>
        </draw:g>
        <draw:g>
          <draw:custom-shape draw:style-name="gr5" draw:text-style-name="P1" draw:layer="layout" svg:width="7cm" svg:height="7cm" svg:x="1.5cm" svg:y="1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.7cm" svg:y="1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5.994cm" svg:x="5.2cm" svg:y="18.0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08cm" svg:height="1.513cm" draw:transform="rotate (1.57882484135407) translate (7.087cm 20.7cm)">
            <draw:text-box>
              <text:p text:style-name="P3">tools</text:p>
            </draw:text-box>
          </draw:frame>
          <draw:g>
            <draw:polygon draw:style-name="gr4" draw:text-style-name="P1" draw:layer="layout" svg:width="2.03cm" svg:height="1.625cm" svg:x="2.817cm" svg:y="18cm" svg:viewBox="0 0 2031 1626" draw:points="0,0 812,0 2031,1626 1219,1626">
              <text:p/>
            </draw:polygon>
            <draw:polygon draw:style-name="gr4" draw:text-style-name="P1" draw:layer="layout" svg:width="2.03cm" svg:height="1.625cm" draw:transform="rotate (-3.14159265358979) translate (4.84718752499001cm 21.251cm)" svg:viewBox="0 0 2031 1626" draw:points="2031,0 1219,0 0,1626 812,1626">
              <text:p/>
            </draw:polygon>
          </draw:g>
          <draw:g>
            <draw:polygon draw:style-name="gr4" draw:text-style-name="P1" draw:layer="layout" svg:width="2.03cm" svg:height="1.625cm" svg:x="6.284cm" svg:y="20.749cm" svg:viewBox="0 0 2031 1626" draw:points="2031,0 1219,0 0,1626 812,1626">
              <text:p/>
            </draw:polygon>
            <draw:polygon draw:style-name="gr4" draw:text-style-name="P1" draw:layer="layout" svg:width="2.03cm" svg:height="1.625cm" draw:transform="rotate (-3.14159265358979) translate (8.316cm 24cm)" svg:viewBox="0 0 2031 1626" draw:points="0,0 812,0 2031,1626 1219,1626">
              <text:p/>
            </draw:polygon>
          </draw:g>
        </draw:g>
        <draw:g>
          <draw:custom-shape draw:style-name="gr7" draw:text-style-name="P1" draw:layer="layout" svg:width="7cm" svg:height="7cm" svg:x="10.5cm" svg:y="1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0.7cm" svg:y="1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4.2cm" svg:y="18.0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08cm" svg:height="1.513cm" draw:transform="rotate (1.57882484135407) translate (16.087cm 20.7cm)">
            <draw:text-box>
              <text:p text:style-name="P4"><text:span text:style-name="T1">tools</text:span></text:p>
            </draw:text-box>
          </draw:frame>
          <draw:g>
            <draw:polygon draw:style-name="gr4" draw:text-style-name="P1" draw:layer="layout" svg:width="2.03cm" svg:height="1.625cm" svg:x="11.817cm" svg:y="18cm" svg:viewBox="0 0 2031 1626" draw:points="0,0 812,0 2031,1626 1219,1626">
              <text:p/>
            </draw:polygon>
            <draw:polygon draw:style-name="gr4" draw:text-style-name="P1" draw:layer="layout" svg:width="2.03cm" svg:height="1.625cm" draw:transform="rotate (-3.14159265358979) translate (13.84718752499cm 21.251cm)" svg:viewBox="0 0 2031 1626" draw:points="2031,0 1219,0 0,1626 812,1626">
              <text:p/>
            </draw:polygon>
          </draw:g>
          <draw:g>
            <draw:polygon draw:style-name="gr4" draw:text-style-name="P1" draw:layer="layout" svg:width="2.03cm" svg:height="1.625cm" svg:x="15.284cm" svg:y="20.749cm" svg:viewBox="0 0 2031 1626" draw:points="2031,0 1219,0 0,1626 812,1626">
              <text:p/>
            </draw:polygon>
            <draw:polygon draw:style-name="gr4" draw:text-style-name="P1" draw:layer="layout" svg:width="2.03cm" svg:height="1.625cm" draw:transform="rotate (-3.14159265358979) translate (17.316cm 24cm)" svg:viewBox="0 0 2031 1626" draw:points="0,0 812,0 2031,1626 1219,1626">
              <text:p/>
            </draw:polygon>
          </draw:g>
        </draw:g>
        <draw:g>
          <draw:custom-shape draw:style-name="gr8" draw:text-style-name="P1" draw:layer="layout" svg:width="7cm" svg:height="7cm" svg:x="10.4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0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4.1cm" svg:y="10.0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08cm" svg:height="1.513cm" draw:transform="rotate (1.57882484135407) translate (15.987cm 12.7cm)">
            <draw:text-box>
              <text:p text:style-name="P4"><text:span text:style-name="T1">tools</text:span></text:p>
            </draw:text-box>
          </draw:frame>
          <draw:g>
            <draw:polygon draw:style-name="gr4" draw:text-style-name="P1" draw:layer="layout" svg:width="2.03cm" svg:height="1.625cm" svg:x="11.717cm" svg:y="10cm" svg:viewBox="0 0 2031 1626" draw:points="0,0 812,0 2031,1626 1219,1626">
              <text:p/>
            </draw:polygon>
            <draw:polygon draw:style-name="gr4" draw:text-style-name="P1" draw:layer="layout" svg:width="2.03cm" svg:height="1.625cm" draw:transform="rotate (-3.14159265358979) translate (13.74718752499cm 13.251cm)" svg:viewBox="0 0 2031 1626" draw:points="2031,0 1219,0 0,1626 812,1626">
              <text:p/>
            </draw:polygon>
          </draw:g>
          <draw:g>
            <draw:polygon draw:style-name="gr4" draw:text-style-name="P1" draw:layer="layout" svg:width="2.03cm" svg:height="1.625cm" svg:x="15.184cm" svg:y="12.749cm" svg:viewBox="0 0 2031 1626" draw:points="2031,0 1219,0 0,1626 812,1626">
              <text:p/>
            </draw:polygon>
            <draw:polygon draw:style-name="gr4" draw:text-style-name="P1" draw:layer="layout" svg:width="2.03cm" svg:height="1.625cm" draw:transform="rotate (-3.14159265358979) translate (17.216cm 16cm)" svg:viewBox="0 0 2031 1626" draw:points="0,0 812,0 2031,1626 1219,1626">
              <text:p/>
            </draw:polygon>
          </draw:g>
        </draw:g>
        <draw:g>
          <draw:custom-shape draw:style-name="gr9" draw:text-style-name="P1" draw:layer="layout" svg:width="7cm" svg:height="7cm" svg:x="10.4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0.6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4.1cm" svg:y="2.0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08cm" svg:height="1.513cm" draw:transform="rotate (1.57882484135407) translate (15.987cm 4.7cm)">
            <draw:text-box>
              <text:p text:style-name="P4"><text:span text:style-name="T1">tools</text:span></text:p>
            </draw:text-box>
          </draw:frame>
          <draw:g>
            <draw:polygon draw:style-name="gr4" draw:text-style-name="P1" draw:layer="layout" svg:width="2.03cm" svg:height="1.625cm" svg:x="11.717cm" svg:y="2cm" svg:viewBox="0 0 2031 1626" draw:points="0,0 812,0 2031,1626 1219,1626">
              <text:p/>
            </draw:polygon>
            <draw:polygon draw:style-name="gr4" draw:text-style-name="P1" draw:layer="layout" svg:width="2.03cm" svg:height="1.625cm" draw:transform="rotate (-3.14159265358979) translate (13.74718752499cm 5.251cm)" svg:viewBox="0 0 2031 1626" draw:points="2031,0 1219,0 0,1626 812,1626">
              <text:p/>
            </draw:polygon>
          </draw:g>
          <draw:g>
            <draw:polygon draw:style-name="gr4" draw:text-style-name="P1" draw:layer="layout" svg:width="2.03cm" svg:height="1.625cm" svg:x="15.184cm" svg:y="4.749cm" svg:viewBox="0 0 2031 1626" draw:points="2031,0 1219,0 0,1626 812,1626">
              <text:p/>
            </draw:polygon>
            <draw:polygon draw:style-name="gr4" draw:text-style-name="P1" draw:layer="layout" svg:width="2.03cm" svg:height="1.625cm" draw:transform="rotate (-3.14159265358979) translate (17.216cm 8cm)" svg:viewBox="0 0 2031 1626" draw:points="0,0 812,0 2031,1626 1219,1626">
              <text:p/>
            </draw:polygon>
          </draw:g>
        </draw:g>
        <draw:g>
          <draw:custom-shape draw:style-name="gr10" draw:text-style-name="P1" draw:layer="layout" svg:width="7cm" svg:height="7cm" svg:x="1.5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1.7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5.994cm" svg:x="5.2cm" svg:y="2.0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08cm" svg:height="1.513cm" draw:transform="rotate (1.57882484135407) translate (7.087cm 4.7cm)">
            <draw:text-box>
              <text:p text:style-name="P4"><text:span text:style-name="T1">tools</text:span></text:p>
            </draw:text-box>
          </draw:frame>
          <draw:g>
            <draw:polygon draw:style-name="gr4" draw:text-style-name="P1" draw:layer="layout" svg:width="2.03cm" svg:height="1.625cm" svg:x="2.817cm" svg:y="2cm" svg:viewBox="0 0 2031 1626" draw:points="0,0 812,0 2031,1626 1219,1626">
              <text:p/>
            </draw:polygon>
            <draw:polygon draw:style-name="gr4" draw:text-style-name="P1" draw:layer="layout" svg:width="2.03cm" svg:height="1.625cm" draw:transform="rotate (-3.14159265358979) translate (4.84718752499001cm 5.251cm)" svg:viewBox="0 0 2031 1626" draw:points="2031,0 1219,0 0,1626 812,1626">
              <text:p/>
            </draw:polygon>
          </draw:g>
          <draw:g>
            <draw:polygon draw:style-name="gr4" draw:text-style-name="P1" draw:layer="layout" svg:width="2.03cm" svg:height="1.625cm" svg:x="6.284cm" svg:y="4.749cm" svg:viewBox="0 0 2031 1626" draw:points="2031,0 1219,0 0,1626 812,1626">
              <text:p/>
            </draw:polygon>
            <draw:polygon draw:style-name="gr4" draw:text-style-name="P1" draw:layer="layout" svg:width="2.03cm" svg:height="1.625cm" draw:transform="rotate (-3.14159265358979) translate (8.316cm 8cm)" svg:viewBox="0 0 2031 1626" draw:points="0,0 812,0 2031,1626 1219,1626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80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ter kempeneers</meta:initial-creator>
    <meta:creation-date>2013-03-20T15:56:23</meta:creation-date>
    <dc:date>2013-03-21T21:35:10</dc:date>
    <dc:creator>user </dc:creator>
    <meta:editing-duration>P1DT51M4S</meta:editing-duration>
    <meta:editing-cycles>6</meta:editing-cycles>
    <meta:generator>LibreOffice/3.5$Linux_x86 LibreOffice_project/350m1$Build-2</meta:generator>
    <meta:document-statistic meta:object-count="66"/>
  </office:meta>
</office:document-meta>
</file>